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17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5b9bd5" fo:font-weight="bold" style:font-weight-asian="bold" style:font-weight-complex="bold"/>
    </style:style>
    <style:style style:name="ce3" style:family="table-cell" style:parent-style-name="Default" style:data-style-name="N0">
      <style:text-properties fo:color="#ed7d31" fo:font-weight="bold" style:font-weight-asian="bold" style:font-weight-complex="bold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/>
      <table:table table:name="Feuil1" table:style-name="ta1">
        <table:table-column table:style-name="co1" table:number-columns-repeated="1024" table:default-cell-style-name="ce1"/>
        <table:table-row table:style-name="ro1">
          <table:table-cell office:value-type="string">
            <text:p>lvl</text:p>
          </table:table-cell>
          <table:table-cell table:style-name="ce2" office:value-type="string">
            <text:p>cout</text:p>
          </table:table-cell>
          <table:table-cell table:style-name="ce3" office:value-type="string">
            <text:p>lvl/2,25</text:p>
          </table:table-cell>
          <table:table-cell table:number-columns-repeated="1021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2]/2.25" office:value-type="float" office:value="0.444444444444444">
            <text:p>0,4444444444</text:p>
          </table:table-cell>
          <table:table-cell>
            <draw:frame table:end-cell-address="Feuil1.L22" table:end-x="0.09cm" table:end-y="0.39cm" draw:z-index="0" draw:name="Graphique 5" draw:style-name="gr1" svg:width="16.775cm" svg:height="10.266cm" svg:x="0.185cm" svg:y="0cm">
              <draw:object draw:notify-on-update-of-ranges="Feuil1.A2:Feuil1.A61 Feuil1.B2:Feuil1.B61 Feuil1.A2:Feuil1.A61 Feuil1.C2:Feuil1.C61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0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A3]/2.25" office:value-type="float" office:value="0.888888888888889">
            <text:p>0,8888888889</text:p>
          </table:table-cell>
          <table:table-cell table:number-columns-repeated="102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A4]/2.25" office:value-type="float" office:value="1.33333333333333">
            <text:p>1,3333333333</text:p>
          </table:table-cell>
          <table:table-cell table:number-columns-repeated="1021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[.A5]/2.25" office:value-type="float" office:value="1.77777777777778">
            <text:p>1,7777777778</text:p>
          </table:table-cell>
          <table:table-cell table:number-columns-repeated="1021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formula="of:=[.A6]/2.25" office:value-type="float" office:value="2.22222222222222">
            <text:p>2,2222222222</text:p>
          </table:table-cell>
          <table:table-cell table:number-columns-repeated="1021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f:=[.A7]/2.25" office:value-type="float" office:value="2.66666666666667">
            <text:p>2,6666666667</text:p>
          </table:table-cell>
          <table:table-cell table:number-columns-repeated="1021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formula="of:=[.A8]/2.25" office:value-type="float" office:value="3.11111111111111">
            <text:p>3,1111111111</text:p>
          </table:table-cell>
          <table:table-cell table:number-columns-repeated="1021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formula="of:=[.A9]/2.25" office:value-type="float" office:value="3.55555555555556">
            <text:p>3,5555555556</text:p>
          </table:table-cell>
          <table:table-cell table:number-columns-repeated="1021"/>
        </table:table-row>
        <table:table-row table:style-name="ro1">
          <table:table-cell office:value-type="float" office:value="9">
            <text:p>9</text:p>
          </table:table-cell>
          <table:table-cell table:formula="of:=[.A10]/2.25" office:value-type="float" office:value="4">
            <text:p>4</text:p>
          </table:table-cell>
          <table:table-cell table:formula="of:=[.A10]/2.25" office:value-type="float" office:value="4">
            <text:p>4</text:p>
          </table:table-cell>
          <table:table-cell table:number-columns-repeated="1021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formula="of:=[.A11]/2.25" office:value-type="float" office:value="4.44444444444444">
            <text:p>4,4444444444</text:p>
          </table:table-cell>
          <table:table-cell table:number-columns-repeated="1021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table:formula="of:=[.A12]/2.25" office:value-type="float" office:value="4.88888888888889">
            <text:p>4,8888888889</text:p>
          </table:table-cell>
          <table:table-cell table:number-columns-repeated="1021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table:formula="of:=[.A13]/2.25" office:value-type="float" office:value="5.33333333333333">
            <text:p>5,3333333333</text:p>
          </table:table-cell>
          <table:table-cell table:number-columns-repeated="1021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table:formula="of:=[.A14]/2.25" office:value-type="float" office:value="5.77777777777778">
            <text:p>5,7777777778</text:p>
          </table:table-cell>
          <table:table-cell table:number-columns-repeated="1021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table:formula="of:=[.A15]/2.25" office:value-type="float" office:value="6.22222222222222">
            <text:p>6,2222222222</text:p>
          </table:table-cell>
          <table:table-cell table:number-columns-repeated="1021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table:formula="of:=[.A16]/2.25" office:value-type="float" office:value="6.66666666666667">
            <text:p>6,6666666667</text:p>
          </table:table-cell>
          <table:table-cell table:number-columns-repeated="1021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table:formula="of:=[.A17]/2.25" office:value-type="float" office:value="7.11111111111111">
            <text:p>7,1111111111</text:p>
          </table:table-cell>
          <table:table-cell table:number-columns-repeated="1021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table:formula="of:=[.A18]/2.25" office:value-type="float" office:value="7.55555555555556">
            <text:p>7,5555555556</text:p>
          </table:table-cell>
          <table:table-cell table:number-columns-repeated="1021"/>
        </table:table-row>
        <table:table-row table:style-name="ro1">
          <table:table-cell office:value-type="float" office:value="18">
            <text:p>18</text:p>
          </table:table-cell>
          <table:table-cell table:formula="of:=[.A19]/2.25" office:value-type="float" office:value="8">
            <text:p>8</text:p>
          </table:table-cell>
          <table:table-cell table:formula="of:=[.A19]/2.25" office:value-type="float" office:value="8">
            <text:p>8</text:p>
          </table:table-cell>
          <table:table-cell table:number-columns-repeated="1021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table:formula="of:=[.A20]/2.25" office:value-type="float" office:value="8.44444444444444">
            <text:p>8,4444444444</text:p>
          </table:table-cell>
          <table:table-cell table:number-columns-repeated="1021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table:formula="of:=[.A21]/2.25" office:value-type="float" office:value="8.88888888888889">
            <text:p>8,8888888889</text:p>
          </table:table-cell>
          <table:table-cell table:number-columns-repeated="1021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9">
            <text:p>9</text:p>
          </table:table-cell>
          <table:table-cell table:formula="of:=[.A22]/2.25" office:value-type="float" office:value="9.33333333333333">
            <text:p>9,3333333333</text:p>
          </table:table-cell>
          <table:table-cell table:number-columns-repeated="1021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table:formula="of:=[.A23]/2.25" office:value-type="float" office:value="9.77777777777778">
            <text:p>9,7777777778</text:p>
          </table:table-cell>
          <table:table-cell table:number-columns-repeated="1021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table:formula="of:=[.A24]/2.25" office:value-type="float" office:value="10.2222222222222">
            <text:p>10,2222222222</text:p>
          </table:table-cell>
          <table:table-cell table:number-columns-repeated="1021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1">
            <text:p>11</text:p>
          </table:table-cell>
          <table:table-cell table:formula="of:=[.A25]/2.25" office:value-type="float" office:value="10.6666666666667">
            <text:p>10,6666666667</text:p>
          </table:table-cell>
          <table:table-cell table:number-columns-repeated="1021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1">
            <text:p>11</text:p>
          </table:table-cell>
          <table:table-cell table:formula="of:=[.A26]/2.25" office:value-type="float" office:value="11.1111111111111">
            <text:p>11,1111111111</text:p>
          </table:table-cell>
          <table:table-cell table:number-columns-repeated="1021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2">
            <text:p>12</text:p>
          </table:table-cell>
          <table:table-cell table:formula="of:=[.A27]/2.25" office:value-type="float" office:value="11.5555555555556">
            <text:p>11,5555555556</text:p>
          </table:table-cell>
          <table:table-cell table:number-columns-repeated="1021"/>
        </table:table-row>
        <table:table-row table:style-name="ro1">
          <table:table-cell office:value-type="float" office:value="27">
            <text:p>27</text:p>
          </table:table-cell>
          <table:table-cell table:formula="of:=[.A28]/2.25" office:value-type="float" office:value="12">
            <text:p>12</text:p>
          </table:table-cell>
          <table:table-cell table:formula="of:=[.A28]/2.25" office:value-type="float" office:value="12">
            <text:p>12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2">
            <text:p>12</text:p>
          </table:table-cell>
          <table:table-cell table:formula="of:=[.A29]/2.25" office:value-type="float" office:value="12.4444444444444">
            <text:p>12,4444444444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3">
            <text:p>13</text:p>
          </table:table-cell>
          <table:table-cell table:formula="of:=[.A30]/2.25" office:value-type="float" office:value="12.8888888888889">
            <text:p>12,8888888889</text:p>
          </table:table-cell>
          <table:table-cell table:number-columns-repeated="1021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3">
            <text:p>13</text:p>
          </table:table-cell>
          <table:table-cell table:formula="of:=[.A31]/2.25" office:value-type="float" office:value="13.3333333333333">
            <text:p>13,3333333333</text:p>
          </table:table-cell>
          <table:table-cell table:number-columns-repeated="1021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4">
            <text:p>14</text:p>
          </table:table-cell>
          <table:table-cell table:formula="of:=[.A32]/2.25" office:value-type="float" office:value="13.7777777777778">
            <text:p>13,7777777778</text:p>
          </table:table-cell>
          <table:table-cell table:number-columns-repeated="1021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4">
            <text:p>14</text:p>
          </table:table-cell>
          <table:table-cell table:formula="of:=[.A33]/2.25" office:value-type="float" office:value="14.2222222222222">
            <text:p>14,2222222222</text:p>
          </table:table-cell>
          <table:table-cell table:number-columns-repeated="1021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4">
            <text:p>14</text:p>
          </table:table-cell>
          <table:table-cell table:formula="of:=[.A34]/2.25" office:value-type="float" office:value="14.6666666666667">
            <text:p>14,6666666667</text:p>
          </table:table-cell>
          <table:table-cell table:number-columns-repeated="1021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5">
            <text:p>15</text:p>
          </table:table-cell>
          <table:table-cell table:formula="of:=[.A35]/2.25" office:value-type="float" office:value="15.1111111111111">
            <text:p>15,1111111111</text:p>
          </table:table-cell>
          <table:table-cell table:number-columns-repeated="1021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5">
            <text:p>15</text:p>
          </table:table-cell>
          <table:table-cell table:formula="of:=[.A36]/2.25" office:value-type="float" office:value="15.5555555555556">
            <text:p>15,5555555556</text:p>
          </table:table-cell>
          <table:table-cell table:number-columns-repeated="1021"/>
        </table:table-row>
        <table:table-row table:style-name="ro1">
          <table:table-cell office:value-type="float" office:value="36">
            <text:p>36</text:p>
          </table:table-cell>
          <table:table-cell table:formula="of:=[.A37]/2.25" office:value-type="float" office:value="16">
            <text:p>16</text:p>
          </table:table-cell>
          <table:table-cell table:formula="of:=[.A37]/2.25" office:value-type="float" office:value="16">
            <text:p>16</text:p>
          </table:table-cell>
          <table:table-cell table:number-columns-repeated="1021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6">
            <text:p>16</text:p>
          </table:table-cell>
          <table:table-cell table:formula="of:=[.A38]/2.25" office:value-type="float" office:value="16.4444444444444">
            <text:p>16,4444444444</text:p>
          </table:table-cell>
          <table:table-cell table:number-columns-repeated="1021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7">
            <text:p>17</text:p>
          </table:table-cell>
          <table:table-cell table:formula="of:=[.A39]/2.25" office:value-type="float" office:value="16.8888888888889">
            <text:p>16,8888888889</text:p>
          </table:table-cell>
          <table:table-cell table:number-columns-repeated="1021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7">
            <text:p>17</text:p>
          </table:table-cell>
          <table:table-cell table:formula="of:=[.A40]/2.25" office:value-type="float" office:value="17.3333333333333">
            <text:p>17,3333333333</text:p>
          </table:table-cell>
          <table:table-cell table:number-columns-repeated="1021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8">
            <text:p>18</text:p>
          </table:table-cell>
          <table:table-cell table:formula="of:=[.A41]/2.25" office:value-type="float" office:value="17.7777777777778">
            <text:p>17,7777777778</text:p>
          </table:table-cell>
          <table:table-cell table:number-columns-repeated="1021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8">
            <text:p>18</text:p>
          </table:table-cell>
          <table:table-cell table:formula="of:=[.A42]/2.25" office:value-type="float" office:value="18.2222222222222">
            <text:p>18,2222222222</text:p>
          </table:table-cell>
          <table:table-cell table:number-columns-repeated="1021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19">
            <text:p>19</text:p>
          </table:table-cell>
          <table:table-cell table:formula="of:=[.A43]/2.25" office:value-type="float" office:value="18.6666666666667">
            <text:p>18,6666666667</text:p>
          </table:table-cell>
          <table:table-cell table:number-columns-repeated="1021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19">
            <text:p>19</text:p>
          </table:table-cell>
          <table:table-cell table:formula="of:=[.A44]/2.25" office:value-type="float" office:value="19.1111111111111">
            <text:p>19,1111111111</text:p>
          </table:table-cell>
          <table:table-cell table:number-columns-repeated="1021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20">
            <text:p>20</text:p>
          </table:table-cell>
          <table:table-cell table:formula="of:=[.A45]/2.25" office:value-type="float" office:value="19.5555555555556">
            <text:p>19,5555555556</text:p>
          </table:table-cell>
          <table:table-cell table:number-columns-repeated="1021"/>
        </table:table-row>
        <table:table-row table:style-name="ro1">
          <table:table-cell office:value-type="float" office:value="45">
            <text:p>45</text:p>
          </table:table-cell>
          <table:table-cell table:formula="of:=[.A46]/2.25" office:value-type="float" office:value="20">
            <text:p>20</text:p>
          </table:table-cell>
          <table:table-cell table:formula="of:=[.A46]/2.25" office:value-type="float" office:value="20">
            <text:p>20</text:p>
          </table:table-cell>
          <table:table-cell table:number-columns-repeated="1021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20">
            <text:p>20</text:p>
          </table:table-cell>
          <table:table-cell table:formula="of:=[.A47]/2.25" office:value-type="float" office:value="20.4444444444444">
            <text:p>20,4444444444</text:p>
          </table:table-cell>
          <table:table-cell table:number-columns-repeated="1021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21">
            <text:p>21</text:p>
          </table:table-cell>
          <table:table-cell table:formula="of:=[.A48]/2.25" office:value-type="float" office:value="20.8888888888889">
            <text:p>20,8888888889</text:p>
          </table:table-cell>
          <table:table-cell table:number-columns-repeated="1021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21">
            <text:p>21</text:p>
          </table:table-cell>
          <table:table-cell table:formula="of:=[.A49]/2.25" office:value-type="float" office:value="21.3333333333333">
            <text:p>21,3333333333</text:p>
          </table:table-cell>
          <table:table-cell table:number-columns-repeated="1021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22">
            <text:p>22</text:p>
          </table:table-cell>
          <table:table-cell table:formula="of:=[.A50]/2.25" office:value-type="float" office:value="21.7777777777778">
            <text:p>21,7777777778</text:p>
          </table:table-cell>
          <table:table-cell table:number-columns-repeated="1021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2">
            <text:p>22</text:p>
          </table:table-cell>
          <table:table-cell table:formula="of:=[.A51]/2.25" office:value-type="float" office:value="22.2222222222222">
            <text:p>22,2222222222</text:p>
          </table:table-cell>
          <table:table-cell table:number-columns-repeated="1021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22">
            <text:p>22</text:p>
          </table:table-cell>
          <table:table-cell table:formula="of:=[.A52]/2.25" office:value-type="float" office:value="22.6666666666667">
            <text:p>22,6666666667</text:p>
          </table:table-cell>
          <table:table-cell table:number-columns-repeated="1021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23">
            <text:p>23</text:p>
          </table:table-cell>
          <table:table-cell table:formula="of:=[.A53]/2.25" office:value-type="float" office:value="23.1111111111111">
            <text:p>23,1111111111</text:p>
          </table:table-cell>
          <table:table-cell table:number-columns-repeated="1021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23">
            <text:p>23</text:p>
          </table:table-cell>
          <table:table-cell table:formula="of:=[.A54]/2.25" office:value-type="float" office:value="23.5555555555556">
            <text:p>23,5555555556</text:p>
          </table:table-cell>
          <table:table-cell table:number-columns-repeated="1021"/>
        </table:table-row>
        <table:table-row table:style-name="ro1">
          <table:table-cell office:value-type="float" office:value="54">
            <text:p>54</text:p>
          </table:table-cell>
          <table:table-cell table:formula="of:=[.A55]/2.25" office:value-type="float" office:value="24">
            <text:p>24</text:p>
          </table:table-cell>
          <table:table-cell table:formula="of:=[.A55]/2.25" office:value-type="float" office:value="24">
            <text:p>24</text:p>
          </table:table-cell>
          <table:table-cell table:number-columns-repeated="1021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24">
            <text:p>24</text:p>
          </table:table-cell>
          <table:table-cell table:formula="of:=[.A56]/2.25" office:value-type="float" office:value="24.4444444444444">
            <text:p>24,4444444444</text:p>
          </table:table-cell>
          <table:table-cell table:number-columns-repeated="1021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25">
            <text:p>25</text:p>
          </table:table-cell>
          <table:table-cell table:formula="of:=[.A57]/2.25" office:value-type="float" office:value="24.8888888888889">
            <text:p>24,8888888889</text:p>
          </table:table-cell>
          <table:table-cell table:number-columns-repeated="1021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25">
            <text:p>25</text:p>
          </table:table-cell>
          <table:table-cell table:formula="of:=[.A58]/2.25" office:value-type="float" office:value="25.3333333333333">
            <text:p>25,3333333333</text:p>
          </table:table-cell>
          <table:table-cell table:number-columns-repeated="1021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25">
            <text:p>25</text:p>
          </table:table-cell>
          <table:table-cell table:formula="of:=[.A59]/2.25" office:value-type="float" office:value="25.7777777777778">
            <text:p>25,7777777778</text:p>
          </table:table-cell>
          <table:table-cell table:number-columns-repeated="1021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26">
            <text:p>26</text:p>
          </table:table-cell>
          <table:table-cell table:formula="of:=[.A60]/2.25" office:value-type="float" office:value="26.2222222222222">
            <text:p>26,2222222222</text:p>
          </table:table-cell>
          <table:table-cell table:number-columns-repeated="1021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26">
            <text:p>26</text:p>
          </table:table-cell>
          <table:table-cell table:formula="of:=[.A61]/2.25" office:value-type="float" office:value="26.6666666666667">
            <text:p>26,6666666667</text:p>
          </table:table-cell>
          <table:table-cell table:number-columns-repeated="1021"/>
        </table:table-row>
        <table:table-row table:style-name="ro1">
          <table:table-cell table:formula="of:=SUM([.A2:.A61])" office:value-type="float" office:value="1830">
            <text:p>1830</text:p>
          </table:table-cell>
          <table:table-cell table:formula="of:=SUM([.B2:.B61])" office:value-type="float" office:value="800">
            <text:p>800</text:p>
          </table:table-cell>
          <table:table-cell table:number-columns-repeated="1022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8">28/12/2016</text:date>, <text:time>21:06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meta:initial-creator>julien hamon</meta:initial-creator>
    <meta:creation-date>2016-12-27T18:59:28Z</meta:creation-date>
    <dc:date>2016-12-28T21:06:05.24</dc:date>
    <meta:editing-duration>PT52M36S</meta:editing-duration>
    <meta:editing-cycles>1</meta:editing-cycles>
    <meta:document-statistic meta:table-count="1" meta:cell-count="18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graphic-properties draw:stroke="solid" svg:stroke-width="0.026cm" svg:stroke-color="#5b9bd5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interpolation="cubic-spline" chart:auto-position="true" chart:auto-size="true" chart:treat-empty-cells="ignore"/>
      <style:graphic-properties draw:stroke="none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false" chart:axis-position="0" chart:axis-label-position="outside-start" chart:tick-mark-position="at-label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5" style:family="chart">
      <style:chart-properties chart:auto-position="true" style:rotation-angle="0"/>
      <style:text-properties fo:color="#595959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display-label="true" chart:tick-marks-major-inner="false" chart:tick-marks-major-outer="false" chart:logarithmic="false" chart:gap-width="150" chart:overlap="100" chart:reverse-direction="false" text:line-break="false" chart:link-data-style-to-source="false" chart:axis-position="0" chart:axis-label-position="outside-start" chart:tick-mark-position="at-label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8" style:family="chart">
      <style:chart-properties chart:auto-position="true" style:rotation-angle="90"/>
      <style:text-properties fo:color="#595959" style:text-position="0% 100%" fo:font-family="Calibri" fo:font-size="10.0000801086426pt" style:font-size-asian="10.0000801086426pt" style:font-size-complex="10.0000801086426pt"/>
    </style:style>
    <style:style style:name="ch9" style:family="chart" style:data-style-name="N0">
      <style:chart-properties chart:symbol-type="none"/>
      <style:graphic-properties svg:stroke-width="0.053cm" svg:stroke-color="#5b9bd5" draw:fill="none" draw:fill-color="#5b9bd5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53cm" svg:stroke-color="#ed7d31" draw:fill="none" draw:fill-color="#ed7d31"/>
      <style:text-properties fo:font-size="10pt" style:font-size-asian="10pt" style:font-size-complex="10pt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6.775cm" svg:height="10.266cm" xlink:href=".." xlink:type="simple" chart:class="chart:scatter" chart:style-name="ch1">
        <chart:title svg:x="6.816cm" svg:y="0.341cm" chart:style-name="ch2">
          <text:p>cout des levels</text:p>
        </chart:title>
        <chart:plot-area chart:style-name="ch3" table:cell-range-address="Feuil1.A2:Feuil1.C61" svg:x="1.395cm" svg:y="1.861cm" svg:width="14.71cm" svg:height="7.17cm">
          <chartooo:coordinate-region svg:x="1.964cm" svg:y="2.047cm" svg:width="13.981cm" svg:height="6.364cm"/>
          <chart:axis chart:dimension="x" chart:name="primary-x" chart:style-name="ch4">
            <chart:title svg:x="8.342cm" svg:y="9.237cm" chart:style-name="ch5">
              <text:p>level</text:p>
            </chart:title>
            <chart:grid chart:style-name="ch6" chart:class="major"/>
          </chart:axis>
          <chart:axis chart:dimension="y" chart:name="primary-y" chart:style-name="ch7">
            <chart:title svg:x="0.451cm" svg:y="5.828cm" chart:style-name="ch8">
              <text:p>cout</text:p>
            </chart:title>
            <chart:grid chart:style-name="ch6" chart:class="major"/>
          </chart:axis>
          <chart:series chart:style-name="ch9" chart:values-cell-range-address="Feuil1.B2:Feuil1.B61" chart:class="chart:scatter">
            <chart:domain table:cell-range-address="Feuil1.A2:Feuil1.A61"/>
            <chart:data-point chart:repeated="60"/>
          </chart:series>
          <chart:series chart:style-name="ch10" chart:values-cell-range-address="Feuil1.C2:Feuil1.C61" chart:class="chart:scatter">
            <chart:data-point chart:repeated="6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Colonne B</text:p>
              </table:table-cell>
              <table:table-cell office:value-type="string">
                <text:p>Colonne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Feuil1.A2:Feuil1.A61</svg:desc>
                </draw:g>
              </table:table-cell>
              <table:table-cell office:value-type="float" office:value="0">
                <text:p>0</text:p>
                <draw:g>
                  <svg:desc>Feuil1.B2:Feuil1.B61</svg:desc>
                </draw:g>
              </table:table-cell>
              <table:table-cell office:value-type="float" office:value="0.444444444444444">
                <text:p>0.444444444444444</text:p>
                <draw:g>
                  <svg:desc>Feuil1.C2:Feuil1.C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888888888888889">
                <text:p>0.8888888888888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.33333333333333">
                <text:p>1.333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.77777777777778">
                <text:p>1.777777777777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2.22222222222222">
                <text:p>2.222222222222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2.66666666666667">
                <text:p>2.666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3.11111111111111">
                <text:p>3.111111111111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3.55555555555556">
                <text:p>3.555555555555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4.44444444444444">
                <text:p>4.444444444444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4.88888888888889">
                <text:p>4.888888888888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5.33333333333333">
                <text:p>5.333333333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5.77777777777778">
                <text:p>5.7777777777777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6">
                <text:p>6</text:p>
              </table:table-cell>
              <table:table-cell office:value-type="float" office:value="6.22222222222222">
                <text:p>6.2222222222222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6.66666666666667">
                <text:p>6.6666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7">
                <text:p>7</text:p>
              </table:table-cell>
              <table:table-cell office:value-type="float" office:value="7.11111111111111">
                <text:p>7.1111111111111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7">
                <text:p>7</text:p>
              </table:table-cell>
              <table:table-cell office:value-type="float" office:value="7.55555555555556">
                <text:p>7.555555555555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8">
                <text:p>8</text:p>
              </table:table-cell>
              <table:table-cell office:value-type="float" office:value="8.44444444444444">
                <text:p>8.4444444444444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9">
                <text:p>9</text:p>
              </table:table-cell>
              <table:table-cell office:value-type="float" office:value="8.88888888888889">
                <text:p>8.8888888888888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9">
                <text:p>9</text:p>
              </table:table-cell>
              <table:table-cell office:value-type="float" office:value="9.33333333333333">
                <text:p>9.333333333333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0">
                <text:p>10</text:p>
              </table:table-cell>
              <table:table-cell office:value-type="float" office:value="9.77777777777778">
                <text:p>9.7777777777777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0">
                <text:p>10</text:p>
              </table:table-cell>
              <table:table-cell office:value-type="float" office:value="10.2222222222222">
                <text:p>10.222222222222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1">
                <text:p>11</text:p>
              </table:table-cell>
              <table:table-cell office:value-type="float" office:value="10.6666666666667">
                <text:p>10.66666666666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1">
                <text:p>11</text:p>
              </table:table-cell>
              <table:table-cell office:value-type="float" office:value="11.1111111111111">
                <text:p>11.111111111111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2">
                <text:p>12</text:p>
              </table:table-cell>
              <table:table-cell office:value-type="float" office:value="11.5555555555556">
                <text:p>11.555555555555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2">
                <text:p>12</text:p>
              </table:table-cell>
              <table:table-cell office:value-type="float" office:value="12.4444444444444">
                <text:p>12.444444444444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3">
                <text:p>13</text:p>
              </table:table-cell>
              <table:table-cell office:value-type="float" office:value="12.8888888888889">
                <text:p>12.888888888888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3">
                <text:p>13</text:p>
              </table:table-cell>
              <table:table-cell office:value-type="float" office:value="13.3333333333333">
                <text:p>13.33333333333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4">
                <text:p>14</text:p>
              </table:table-cell>
              <table:table-cell office:value-type="float" office:value="13.7777777777778">
                <text:p>13.777777777777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4">
                <text:p>14</text:p>
              </table:table-cell>
              <table:table-cell office:value-type="float" office:value="14.2222222222222">
                <text:p>14.222222222222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14">
                <text:p>14</text:p>
              </table:table-cell>
              <table:table-cell office:value-type="float" office:value="14.6666666666667">
                <text:p>14.666666666666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5">
                <text:p>15</text:p>
              </table:table-cell>
              <table:table-cell office:value-type="float" office:value="15.1111111111111">
                <text:p>15.111111111111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5">
                <text:p>15</text:p>
              </table:table-cell>
              <table:table-cell office:value-type="float" office:value="15.5555555555556">
                <text:p>15.555555555555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16">
                <text:p>16</text:p>
              </table:table-cell>
              <table:table-cell office:value-type="float" office:value="16.4444444444444">
                <text:p>16.444444444444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7">
                <text:p>17</text:p>
              </table:table-cell>
              <table:table-cell office:value-type="float" office:value="16.8888888888889">
                <text:p>16.888888888888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7">
                <text:p>17</text:p>
              </table:table-cell>
              <table:table-cell office:value-type="float" office:value="17.3333333333333">
                <text:p>17.333333333333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8">
                <text:p>18</text:p>
              </table:table-cell>
              <table:table-cell office:value-type="float" office:value="17.7777777777778">
                <text:p>17.777777777777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18">
                <text:p>18</text:p>
              </table:table-cell>
              <table:table-cell office:value-type="float" office:value="18.2222222222222">
                <text:p>18.222222222222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9">
                <text:p>19</text:p>
              </table:table-cell>
              <table:table-cell office:value-type="float" office:value="18.6666666666667">
                <text:p>18.666666666666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19">
                <text:p>19</text:p>
              </table:table-cell>
              <table:table-cell office:value-type="float" office:value="19.1111111111111">
                <text:p>19.111111111111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20">
                <text:p>20</text:p>
              </table:table-cell>
              <table:table-cell office:value-type="float" office:value="19.5555555555556">
                <text:p>19.555555555555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20">
                <text:p>20</text:p>
              </table:table-cell>
              <table:table-cell office:value-type="float" office:value="20.4444444444444">
                <text:p>20.444444444444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21">
                <text:p>21</text:p>
              </table:table-cell>
              <table:table-cell office:value-type="float" office:value="20.8888888888889">
                <text:p>20.888888888888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21">
                <text:p>21</text:p>
              </table:table-cell>
              <table:table-cell office:value-type="float" office:value="21.3333333333333">
                <text:p>21.33333333333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22">
                <text:p>22</text:p>
              </table:table-cell>
              <table:table-cell office:value-type="float" office:value="21.7777777777778">
                <text:p>21.777777777777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22">
                <text:p>22</text:p>
              </table:table-cell>
              <table:table-cell office:value-type="float" office:value="22.2222222222222">
                <text:p>22.222222222222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22">
                <text:p>22</text:p>
              </table:table-cell>
              <table:table-cell office:value-type="float" office:value="22.6666666666667">
                <text:p>22.666666666666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23">
                <text:p>23</text:p>
              </table:table-cell>
              <table:table-cell office:value-type="float" office:value="23.1111111111111">
                <text:p>23.111111111111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23">
                <text:p>23</text:p>
              </table:table-cell>
              <table:table-cell office:value-type="float" office:value="23.5555555555556">
                <text:p>23.555555555555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24">
                <text:p>24</text:p>
              </table:table-cell>
              <table:table-cell office:value-type="float" office:value="24.4444444444444">
                <text:p>24.444444444444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25">
                <text:p>25</text:p>
              </table:table-cell>
              <table:table-cell office:value-type="float" office:value="24.8888888888889">
                <text:p>24.888888888888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25">
                <text:p>25</text:p>
              </table:table-cell>
              <table:table-cell office:value-type="float" office:value="25.3333333333333">
                <text:p>25.333333333333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25">
                <text:p>25</text:p>
              </table:table-cell>
              <table:table-cell office:value-type="float" office:value="25.7777777777778">
                <text:p>25.777777777777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26">
                <text:p>26</text:p>
              </table:table-cell>
              <table:table-cell office:value-type="float" office:value="26.2222222222222">
                <text:p>26.222222222222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26">
                <text:p>26</text:p>
              </table:table-cell>
              <table:table-cell office:value-type="float" office:value="26.6666666666667">
                <text:p>26.666666666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